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30e7" officeooo:paragraph-rsid="000330e7"/>
    </style:style>
    <style:style style:name="P2" style:family="paragraph" style:parent-style-name="Standard">
      <style:text-properties fo:font-size="14pt" fo:font-weight="bold" officeooo:rsid="000330e7" officeooo:paragraph-rsid="000330e7" style:font-size-asian="14pt" style:font-weight-asian="bold" style:font-size-complex="14pt" style:font-weight-complex="bold"/>
    </style:style>
    <style:style style:name="T1" style:family="text">
      <style:text-properties officeooo:rsid="0004b5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for Sprint 2</text:p>
      <text:p text:style-name="P1"/>
      <text:p text:style-name="P1">October 13, 2015</text:p>
      <text:p text:style-name="P1"><text:tab/>Discussed the sprint 2 backlog, attempted established benchmarks such as lmbench and aida but </text:p>
      <text:p text:style-name="P1"><text:tab/>was unable to get them to run on the devices.</text:p>
      <text:p text:style-name="P1"/>
      <text:p text:style-name="P1">October 15, 2015</text:p>
      <text:p text:style-name="P1"><text:s text:c="13"/>Budget is made</text:p>
      <text:p text:style-name="P1"/>
      <text:p text:style-name="P1">October 16, 2015</text:p>
      <text:p text:style-name="P1"><text:tab/>Ordered the seven other ODROIDs</text:p>
      <text:p text:style-name="P1"/>
      <text:p text:style-name="P1">October 19, 2015</text:p>
      <text:p text:style-name="P1"><text:tab/>Practiced presentation</text:p>
      <text:p text:style-name="P1"/>
      <text:p text:style-name="P1">October 20, 2015</text:p>
      <text:p text:style-name="P1"><text:tab/>Presented at the Client presentation for Senior Design</text:p>
      <text:p text:style-name="P1"/>
      <text:p text:style-name="P1">October 22, 2015</text:p>
      <text:p text:style-name="P1"><text:tab/>Was informed that the ODROIDs ordered were backordered</text:p>
      <text:p text:style-name="P1"/>
      <text:p text:style-name="P1">October 27, 2015</text:p>
      <text:p text:style-name="P1"><text:tab/>Come up with designs for protocols once the devices are connected.</text:p>
      <text:p text:style-name="P1"/>
      <text:p text:style-name="P1">October 29, 2015</text:p>
      <text:p text:style-name="P1"><text:tab/><text:span text:style-name="T1">Waited enthusiastically for the ODRIODs to arr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antha </meta:initial-creator>
    <meta:creation-date>2015-11-05T13:27:20.700980070</meta:creation-date>
    <dc:date>2015-11-05T14:14:13.861386290</dc:date>
    <dc:creator>Samantha </dc:creator>
    <meta:editing-duration>PT18M47S</meta:editing-duration>
    <meta:editing-cycles>1</meta:editing-cycles>
    <meta:document-statistic meta:table-count="0" meta:image-count="0" meta:object-count="0" meta:page-count="1" meta:paragraph-count="18" meta:word-count="96" meta:character-count="595" meta:non-whitespace-character-count="495"/>
    <meta:generator>LibreOffice/4.2.8.2$Linux_X86_64 LibreOffice_project/420$Build-2</meta:generator>
  </office:meta>
</office:document-meta>
</file>